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203cm" fo:padding-right="0.203cm" style:protect="position size"/>
    </style:style>
    <style:style style:name="gr3" style:family="graphic" style:parent-style-name="standard">
      <style:graphic-properties svg:stroke-color="#808080" draw:fill="none" draw:textarea-horizontal-align="justify" draw:textarea-vertical-align="middle" draw:auto-grow-height="false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cm" fo:padding-right="0.406cm" style:protect="position siz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406cm" fo:padding-right="0.406cm" style:protect="position siz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406cm" fo:padding-right="0cm" style:protect="position size"/>
    </style:style>
    <style:style style:name="gr7" style:family="graphic" style:parent-style-name="standard">
      <style:graphic-properties svg:stroke-color="#808080" draw:marker-end="Symmetric_20_Arrow" draw:marker-end-width="0.3cm" draw:textarea-horizontal-align="center" draw:textarea-vertical-align="middle" style:protect="position size"/>
    </style:style>
    <style:style style:name="gr8" style:family="graphic" style:parent-style-name="standard">
      <style:graphic-properties svg:stroke-color="#808080" draw:textarea-horizontal-align="center" draw:textarea-vertical-align="middle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08cm" svg:y1="16.875cm" svg:x2="4.808cm" svg:y2="17.51cm">
          <text:p/>
        </draw:line>
        <draw:line draw:style-name="gr1" draw:text-style-name="P1" draw:layer="layout" svg:x1="8.618cm" svg:y1="16.876cm" svg:x2="8.618cm" svg:y2="17.511cm">
          <text:p/>
        </draw:line>
        <draw:line draw:style-name="gr1" draw:text-style-name="P1" draw:layer="layout" svg:x1="12.428cm" svg:y1="16.877cm" svg:x2="12.428cm" svg:y2="17.512cm">
          <text:p/>
        </draw:line>
        <draw:line draw:style-name="gr1" draw:text-style-name="P1" draw:layer="layout" svg:x1="20.59cm" svg:y1="11.402cm" svg:x2="21.225cm" svg:y2="11.402cm">
          <text:p/>
        </draw:line>
        <draw:line draw:style-name="gr1" draw:text-style-name="P1" draw:layer="layout" svg:x1="20.591cm" svg:y1="9.497cm" svg:x2="21.226cm" svg:y2="9.497cm">
          <text:p/>
        </draw:line>
        <draw:line draw:style-name="gr1" draw:text-style-name="P1" draw:layer="layout" svg:x1="20.592cm" svg:y1="7.592cm" svg:x2="21.227cm" svg:y2="7.592cm">
          <text:p/>
        </draw:line>
        <draw:line draw:style-name="gr1" draw:text-style-name="P1" draw:layer="layout" svg:x1="10.525cm" svg:y1="16.876cm" svg:x2="10.525cm" svg:y2="17.511cm">
          <text:p/>
        </draw:line>
        <draw:line draw:style-name="gr1" draw:text-style-name="P1" draw:layer="layout" svg:x1="6.715cm" svg:y1="16.877cm" svg:x2="6.715cm" svg:y2="17.512cm">
          <text:p/>
        </draw:line>
        <draw:g>
          <draw:frame draw:style-name="gr2" draw:text-style-name="P2" draw:layer="layout" svg:width="4.235cm" svg:height="2.287cm" svg:x="6.501cm" svg:y="5.305cm">
            <draw:text-box>
              <text:p text:style-name="P1"><text:span text:style-name="T1">Code under review,</text:span><text:span text:style-name="T1"><text:line-break/></text:span><text:span text:style-name="T1">supporting material,</text:span><text:span text:style-name="T1"><text:line-break/></text:span><text:span text:style-name="T1">IDEs, diff tools, SCM,</text:span><text:span text:style-name="T1"><text:line-break/></text:span><text:span text:style-name="T1">code review tool</text:span></text:p>
            </draw:text-box>
          </draw:frame>
          <draw:custom-shape draw:style-name="gr3" draw:text-style-name="P1" draw:id="id4" draw:layer="layout" svg:width="3.81cm" svg:height="1.905cm" svg:x="4.808cm" svg:y="9.49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id="id5" draw:layer="layout" svg:width="3.81cm" svg:height="1.905cm" svg:x="8.618cm" svg:y="9.49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id="id3" draw:layer="layout" svg:width="3.81cm" svg:height="1.905cm" svg:x="6.715cm" svg:y="7.59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2" draw:layer="layout" svg:width="2.906cm" svg:height="1.347cm" svg:x="7.165cm" svg:y="11.402cm">
            <draw:text-box>
              <text:p text:style-name="P1"><text:span text:style-name="T1">QE, managers,</text:span><text:span text:style-name="T1"><text:line-break/></text:span><text:span text:style-name="T1">developers</text:span></text:p>
            </draw:text-box>
          </draw:frame>
          <draw:frame draw:style-name="gr2" draw:text-style-name="P2" draw:layer="layout" svg:width="3.799cm" svg:height="2.287cm" svg:x="10.529cm" svg:y="11.402cm">
            <draw:text-box>
              <text:p text:style-name="P1"><text:span text:style-name="T1">Who reviews,</text:span><text:span text:style-name="T1"><text:line-break/></text:span><text:span text:style-name="T1">review follow-up,</text:span></text:p>
              <text:p text:style-name="P1"><text:span text:style-name="T1">asynchronous/</text:span><text:span text:style-name="T1"><text:line-break/></text:span><text:span text:style-name="T1">synchronous review</text:span></text:p>
            </draw:text-box>
          </draw:frame>
          <draw:frame draw:style-name="gr2" draw:text-style-name="P2" draw:layer="layout" svg:width="3.951cm" svg:height="2.287cm" svg:x="2.833cm" svg:y="11.402cm">
            <draw:text-box>
              <text:p text:style-name="P1"><text:span text:style-name="T1">When to review,</text:span><text:span text:style-name="T1"><text:line-break/></text:span><text:span text:style-name="T1">how much to review,</text:span><text:span text:style-name="T1"><text:line-break/></text:span><text:span text:style-name="T1">standards &amp;</text:span><text:span text:style-name="T1"><text:line-break/></text:span><text:span text:style-name="T1">guidelines</text:span></text:p>
            </draw:text-box>
          </draw:frame>
          <draw:frame draw:style-name="gr4" draw:text-style-name="P4" draw:layer="layout" svg:width="3.621cm" svg:height="0.877cm" svg:x="3.094cm" svg:y="9.059cm">
            <draw:text-box>
              <text:p text:style-name="P3"><text:span text:style-name="T1">Authors, reviewers</text:span></text:p>
            </draw:text-box>
          </draw:frame>
          <draw:frame draw:style-name="gr5" draw:text-style-name="P2" draw:id="id1" draw:layer="layout" svg:width="3.092cm" svg:height="1.347cm" svg:x="10.525cm" svg:y="8.824cm">
            <draw:text-box>
              <text:p text:style-name="P1"><text:span text:style-name="T1">Development</text:span><text:span text:style-name="T1"><text:line-break/></text:span><text:span text:style-name="T1">project</text:span></text:p>
            </draw:text-box>
          </draw:frame>
          <draw:frame draw:style-name="gr6" draw:text-style-name="P2" draw:id="id2" draw:layer="layout" svg:width="3.473cm" svg:height="1.347cm" svg:x="14.335cm" svg:y="8.824cm">
            <draw:text-box>
              <text:p text:style-name="P1"><text:span text:style-name="T1">Quality code,</text:span></text:p>
              <text:p text:style-name="P1"><text:span text:style-name="T1">skilled developers</text:span></text:p>
            </draw:text-box>
          </draw:frame>
          <draw:connector draw:style-name="gr7" draw:text-style-name="P1" draw:layer="layout" draw:type="line" svg:x1="13.617cm" svg:y1="9.497cm" svg:x2="14.335cm" svg:y2="9.497cm" draw:start-shape="id1" draw:start-glue-point="1" draw:end-shape="id2" draw:end-glue-point="3" svg:d="m13617 9497h718">
            <text:p/>
          </draw:connector>
          <draw:connector draw:style-name="gr8" draw:text-style-name="P1" draw:layer="layout" draw:type="line" svg:x1="10.525cm" svg:y1="9.497cm" svg:x2="4.808cm" svg:y2="11.402cm" draw:start-shape="id3" draw:start-glue-point="8" draw:end-shape="id4" draw:end-glue-point="6" svg:d="m10525 9497-5717 1905">
            <text:p/>
          </draw:connector>
          <draw:connector draw:style-name="gr8" draw:text-style-name="P1" draw:layer="layout" draw:type="line" svg:x1="6.715cm" svg:y1="9.497cm" svg:x2="12.428cm" svg:y2="11.402cm" draw:start-shape="id3" draw:start-glue-point="6" draw:end-shape="id5" draw:end-glue-point="8" svg:d="m6715 9497 5713 1905">
            <text:p/>
          </draw:connector>
          <draw:connector draw:style-name="gr8" draw:text-style-name="P1" draw:layer="layout" draw:type="line" svg:x1="8.618cm" svg:y1="11.402cm" svg:x2="8.62cm" svg:y2="7.592cm" draw:start-shape="id5" draw:start-glue-point="6" draw:end-shape="id3" draw:end-glue-point="4" svg:d="m8618 11402 2-381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ndy Souza</meta:initial-creator>
    <meta:creation-date>2010-10-30T20:11:47</meta:creation-date>
    <dc:date>2010-11-17T20:01:20</dc:date>
    <dc:creator>Randy Souza</dc:creator>
    <meta:editing-duration>PT03H40M34S</meta:editing-duration>
    <meta:editing-cycles>21</meta:editing-cycles>
    <meta:generator>OpenOffice.org/3.2$Linux OpenOffice.org_project/320m12$Build-9483</meta:generator>
    <meta:document-statistic meta:object-count="23"/>
  </office:meta>
</office:document-meta>
</file>